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(НОВАТЭК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 style:data-style-name="N2" text:time-value="21:13:50.8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3T21:15:53.466000000</dc:date>
    <meta:editing-duration>P5DT19H31M39S</meta:editing-duration>
    <meta:editing-cycles>2279</meta:editing-cycles>
    <meta:document-statistic meta:table-count="5" meta:cell-count="12619" meta:object-count="0"/>
  </office:meta>
</office:document-meta>
</file>